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XP</text:p>
          </table:table-cell>
          <table:table-cell office:value-type="string" calcext:value-type="string">
            <text:p>Easy monster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ar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20; PRODUCT([.A2]; 150))" office:value-type="float" office:value="170" calcext:value-type="float">
            <text:p>170</text:p>
          </table:table-cell>
          <table:table-cell table:formula="of:=PRODUCT([.B2];1/[.C14])" office:value-type="float" office:value="4.25" calcext:value-type="float">
            <text:p>4.25</text:p>
          </table:table-cell>
          <table:table-cell table:formula="of:=PRODUCT([.B2];1/[.C15])" office:value-type="float" office:value="1.7" calcext:value-type="float">
            <text:p>1.7</text:p>
          </table:table-cell>
          <table:table-cell table:formula="of:=PRODUCT([.B2];1/[.C16])" office:value-type="float" office:value="0.85" calcext:value-type="float">
            <text:p>0.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20; PRODUCT([.A3]; 150))" office:value-type="float" office:value="320" calcext:value-type="float">
            <text:p>320</text:p>
          </table:table-cell>
          <table:table-cell table:formula="of:=PRODUCT([.B3];1/[.C14])" office:value-type="float" office:value="8" calcext:value-type="float">
            <text:p>8</text:p>
          </table:table-cell>
          <table:table-cell table:formula="of:=PRODUCT([.B3];1/[.C15])" office:value-type="float" office:value="3.2" calcext:value-type="float">
            <text:p>3.2</text:p>
          </table:table-cell>
          <table:table-cell table:formula="of:=PRODUCT([.B3];1/[.C16])"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20; PRODUCT([.A4]; 150))" office:value-type="float" office:value="470" calcext:value-type="float">
            <text:p>470</text:p>
          </table:table-cell>
          <table:table-cell table:formula="of:=PRODUCT([.B4];1/[.C14])" office:value-type="float" office:value="11.75" calcext:value-type="float">
            <text:p>11.75</text:p>
          </table:table-cell>
          <table:table-cell table:formula="of:=PRODUCT([.B4];1/[.C15])" office:value-type="float" office:value="4.7" calcext:value-type="float">
            <text:p>4.7</text:p>
          </table:table-cell>
          <table:table-cell table:formula="of:=PRODUCT([.B4];1/[.C16])" office:value-type="float" office:value="2.35" calcext:value-type="float">
            <text:p>2.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20; PRODUCT([.A5]; 150))" office:value-type="float" office:value="620" calcext:value-type="float">
            <text:p>620</text:p>
          </table:table-cell>
          <table:table-cell table:formula="of:=PRODUCT([.B5];1/[.C14])" office:value-type="float" office:value="15.5" calcext:value-type="float">
            <text:p>15.5</text:p>
          </table:table-cell>
          <table:table-cell table:formula="of:=PRODUCT([.B5];1/[.C15])" office:value-type="float" office:value="6.2" calcext:value-type="float">
            <text:p>6.2</text:p>
          </table:table-cell>
          <table:table-cell table:formula="of:=PRODUCT([.B5];1/[.C16])"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20; PRODUCT([.A6]; 150))" office:value-type="float" office:value="770" calcext:value-type="float">
            <text:p>770</text:p>
          </table:table-cell>
          <table:table-cell table:formula="of:=PRODUCT([.B6];1/[.C14])" office:value-type="float" office:value="19.25" calcext:value-type="float">
            <text:p>19.25</text:p>
          </table:table-cell>
          <table:table-cell table:formula="of:=PRODUCT([.B6];1/[.C15])" office:value-type="float" office:value="7.7" calcext:value-type="float">
            <text:p>7.7</text:p>
          </table:table-cell>
          <table:table-cell table:formula="of:=PRODUCT([.B6];1/[.C16])" office:value-type="float" office:value="3.85" calcext:value-type="float">
            <text:p>3.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20; PRODUCT([.A7]; 150))" office:value-type="float" office:value="920" calcext:value-type="float">
            <text:p>920</text:p>
          </table:table-cell>
          <table:table-cell table:formula="of:=PRODUCT([.B7];1/[.C14])" office:value-type="float" office:value="23" calcext:value-type="float">
            <text:p>23</text:p>
          </table:table-cell>
          <table:table-cell table:formula="of:=PRODUCT([.B7];1/[.C15])" office:value-type="float" office:value="9.2" calcext:value-type="float">
            <text:p>9.2</text:p>
          </table:table-cell>
          <table:table-cell table:formula="of:=PRODUCT([.B7];1/[.C16])"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20; PRODUCT([.A8]; 150))" office:value-type="float" office:value="1070" calcext:value-type="float">
            <text:p>1070</text:p>
          </table:table-cell>
          <table:table-cell table:formula="of:=PRODUCT([.B8];1/[.C14])" office:value-type="float" office:value="26.75" calcext:value-type="float">
            <text:p>26.75</text:p>
          </table:table-cell>
          <table:table-cell table:formula="of:=PRODUCT([.B8];1/[.C15])" office:value-type="float" office:value="10.7" calcext:value-type="float">
            <text:p>10.7</text:p>
          </table:table-cell>
          <table:table-cell table:formula="of:=PRODUCT([.B8];1/[.C16])" office:value-type="float" office:value="5.35" calcext:value-type="float">
            <text:p>5.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20; PRODUCT([.A9]; 150))" office:value-type="float" office:value="1220" calcext:value-type="float">
            <text:p>1220</text:p>
          </table:table-cell>
          <table:table-cell table:formula="of:=PRODUCT([.B9];1/[.C14])" office:value-type="float" office:value="30.5" calcext:value-type="float">
            <text:p>30.5</text:p>
          </table:table-cell>
          <table:table-cell table:formula="of:=PRODUCT([.B9];1/[.C15])" office:value-type="float" office:value="12.2" calcext:value-type="float">
            <text:p>12.2</text:p>
          </table:table-cell>
          <table:table-cell table:formula="of:=PRODUCT([.B9];1/[.C16])" office:value-type="float" office:value="6.1" calcext:value-type="float">
            <text:p>6.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20; PRODUCT([.A10]; 150))" office:value-type="float" office:value="1370" calcext:value-type="float">
            <text:p>1370</text:p>
          </table:table-cell>
          <table:table-cell table:formula="of:=PRODUCT([.B10];1/[.C14])" office:value-type="float" office:value="34.25" calcext:value-type="float">
            <text:p>34.25</text:p>
          </table:table-cell>
          <table:table-cell table:formula="of:=PRODUCT([.B10];1/[.C15])" office:value-type="float" office:value="13.7" calcext:value-type="float">
            <text:p>13.7</text:p>
          </table:table-cell>
          <table:table-cell table:formula="of:=PRODUCT([.B10];1/[.C16])" office:value-type="float" office:value="6.85" calcext:value-type="float">
            <text:p>6.8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20; PRODUCT([.A11]; 150))" office:value-type="float" office:value="1520" calcext:value-type="float">
            <text:p>1520</text:p>
          </table:table-cell>
          <table:table-cell table:formula="of:=PRODUCT([.B11];1/[.C14])" office:value-type="float" office:value="38" calcext:value-type="float">
            <text:p>38</text:p>
          </table:table-cell>
          <table:table-cell table:formula="of:=PRODUCT([.B11];1/[.C15])" office:value-type="float" office:value="15.2" calcext:value-type="float">
            <text:p>15.2</text:p>
          </table:table-cell>
          <table:table-cell table:formula="of:=PRODUCT([.B11];1/[.C16])" office:value-type="float" office:value="7.6" calcext:value-type="float">
            <text:p>7.6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Easy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dium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ard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JP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2T16:01:44.411909285</meta:creation-date>
    <dc:date>2019-01-12T21:55:17.968914663</dc:date>
    <meta:editing-duration>PT43S</meta:editing-duration>
    <meta:editing-cycles>1</meta:editing-cycles>
    <meta:document-statistic meta:table-count="1" meta:cell-count="61" meta:object-count="0"/>
    <meta:generator>LibreOffice/6.1.4.2$Linux_X86_64 LibreOffice_project/edc26d7faf41e406360d34efe1e39fe03035f7b0</meta:generator>
  </office:meta>
</office:document-meta>
</file>